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FieldTest_array.test_model_error_fa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leanFieldTest_array.test_model_error_f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leanFieldTest_array.test_model_error_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leanFieldTest_array.test_model_error_f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leanFieldTest_array.test_model_error_t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leanFieldTest_array.test_model_error_tru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leanFieldTest_array.test_model_error_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leanFieldTest_array.test_model_error_true_not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leanFieldTest_array.test_model_error_false_not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